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4E1000000A1FB2EFF5E.png" manifest:media-type="image/png"/>
  <manifest:file-entry manifest:full-path="Pictures/10000000000004E1000000A75BE6DA18.png" manifest:media-type="image/png"/>
  <manifest:file-entry manifest:full-path="Pictures/10000000000004E2000000A96538BB44.png" manifest:media-type="image/png"/>
  <manifest:file-entry manifest:full-path="Pictures/10000000000002A7000000A51C8548D0.png" manifest:media-type="image/png"/>
  <manifest:file-entry manifest:full-path="Pictures/10000000000004ED00000098AC316032.png" manifest:media-type="image/png"/>
  <manifest:file-entry manifest:full-path="Pictures/10000000000004EA00000093A562AF47.png" manifest:media-type="image/png"/>
  <manifest:file-entry manifest:full-path="Pictures/1000000000000127000000702B54B4A6.png" manifest:media-type="image/png"/>
  <manifest:file-entry manifest:full-path="Pictures/10000201000002AD0000027A7553A484.png" manifest:media-type="image/png"/>
  <manifest:file-entry manifest:full-path="Pictures/10000000000004E4000000A7365D2A63.png" manifest:media-type="image/png"/>
  <manifest:file-entry manifest:full-path="Pictures/10000000000002FF000001739AF0B4C7.png" manifest:media-type="image/png"/>
  <manifest:file-entry manifest:full-path="Pictures/2000000800005C690000781F37E26D50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微软雅黑2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11111" draw:fill="solid" draw:fill-color="#111111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fo:min-height="1.065cm"/>
    </style:style>
    <style:style style:name="gr6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0.95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65cm"/>
      <style:text-properties fo:color="#ffffff" fo:font-size="16pt" style:font-size-asian="16pt" style:font-size-complex="16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start" style:writing-mode="lr-tb"/>
      <style:text-properties style:font-name="微软雅黑" style:font-name-asian="微软雅黑"/>
    </style:style>
    <style:style style:name="P6" style:family="paragraph">
      <style:paragraph-properties fo:text-align="center"/>
      <style:text-properties style:font-name="宋体" fo:font-size="9pt" style:font-name-asian="宋体" style:font-size-asian="9pt" style:font-size-complex="9pt"/>
    </style:style>
    <style:style style:name="P7" style:family="paragraph">
      <style:paragraph-properties fo:text-align="start" style:writing-mode="lr-tb"/>
      <style:text-properties fo:font-size="10.5pt" style:font-size-asian="10.5pt" style:font-size-complex="10.5pt"/>
    </style:style>
    <style:style style:name="P8" style:family="paragraph">
      <style:paragraph-properties fo:text-align="start" style:writing-mode="lr-tb"/>
      <style:text-properties style:font-name="微软雅黑" fo:font-size="10.5pt" style:font-name-asian="微软雅黑" style:font-size-asian="10.5pt" style:font-size-complex="10.5pt"/>
    </style:style>
    <style:style style:name="T1" style:family="text">
      <style:text-properties fo:color="#ffffff" fo:font-size="16pt" style:font-size-asian="16pt" style:font-size-complex="16pt"/>
    </style:style>
    <style:style style:name="T2" style:family="text">
      <style:text-properties fo:color="#000000" fo:font-size="26pt" style:font-size-asian="26pt" style:font-name-complex="Arial1" style:font-size-complex="26pt"/>
    </style:style>
    <style:style style:name="T3" style:family="text">
      <style:text-properties style:font-name="宋体" fo:font-size="9pt" style:font-name-asian="宋体" style:font-size-asian="9pt" style:font-size-complex="9pt"/>
    </style:style>
    <style:style style:name="T4" style:family="text">
      <style:text-properties fo:color="#000000" fo:font-size="9pt" style:font-size-asian="9pt" style:font-name-complex="Arial1" style:font-size-complex="9pt"/>
    </style:style>
    <style:style style:name="T5" style:family="text">
      <style:text-properties fo:color="#000000" fo:font-size="10.5pt" style:font-size-asian="10.5pt" style:font-name-complex="Arial1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9.297cm" svg:height="27.6cm" svg:x="0.803cm" svg:y="0.8cm">
          <draw:image xlink:href="Pictures/2000000800005C690000781F37E26D50.svm" xlink:type="simple" xlink:show="embed" xlink:actuate="onLoad">
            <text:p/>
          </draw:image>
        </draw:frame>
        <draw:frame draw:style-name="gr1" draw:text-style-name="P2" draw:layer="layout" svg:width="6.9cm" svg:height="3.338cm" svg:x="11.8cm" svg:y="2.633cm">
          <draw:image xlink:href="Pictures/10000000000002FF000001739AF0B4C7.png" xlink:type="simple" xlink:show="embed" xlink:actuate="onLoad">
            <text:p/>
          </draw:image>
        </draw:frame>
        <draw:custom-shape draw:style-name="gr2" draw:text-style-name="P2" draw:layer="layout" svg:width="2cm" svg:height="0.7cm" svg:x="2.102cm" svg:y="5.10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17cm" svg:height="1.4cm" svg:x="1.985cm" svg:y="5cm">
          <draw:text-box>
            <text:p><text:span text:style-name="T1">LEVEL</text:span></text:p>
          </draw:text-box>
        </draw:frame>
        <draw:path draw:style-name="gr4" draw:layer="layout" svg:width="0.633cm" svg:height="1.443cm" svg:x="4.5cm" svg:y="4.6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path draw:style-name="gr4" draw:layer="layout" svg:width="0.633cm" svg:height="1.443cm" svg:x="5.4cm" svg:y="4.6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frame draw:style-name="gr5" draw:text-style-name="P5" draw:layer="layout" svg:width="19cm" svg:height="1.441cm" svg:x="1cm" svg:y="1.022cm">
          <draw:text-box>
            <text:p text:style-name="P4"><text:span text:style-name="T2">滴答</text:span><text:span text:style-name="T2">C</text:span></text:p>
          </draw:text-box>
        </draw:frame>
        <draw:frame draw:style-name="gr6" draw:text-style-name="P2" draw:layer="layout" svg:width="18.123cm" svg:height="16.774cm" svg:x="1.543cm" svg:y="3.084cm">
          <draw:image xlink:href="Pictures/10000201000002AD0000027A7553A484.png" xlink:type="simple" xlink:show="embed" xlink:actuate="onLoad">
            <text:p/>
          </draw:image>
        </draw:frame>
        <draw:frame draw:style-name="gr7" draw:text-style-name="P6" draw:layer="layout" svg:width="6.568cm" svg:height="0.979cm" svg:x="6.9cm" svg:y="28.601cm">
          <draw:text-box>
            <text:p text:style-name="P2"><text:span text:style-name="T3">Copyright </text:span><text:span text:style-name="T3">大象吉他俱乐部 </text:span><text:span text:style-name="T3">400 666 3475</text:span></text:p>
            <text:p text:style-name="P2"><text:span text:style-name="T3"><text:a xlink:href="http://www.daxiangs.com/" xlink:type="simple">www.daxiangs.com</text:a></text:span></text:p>
          </draw:text-box>
        </draw:frame>
        <draw:frame draw:style-name="gr1" draw:text-style-name="P2" draw:layer="layout" svg:width="5.6cm" svg:height="2.125cm" svg:x="2.5cm" svg:y="2.1cm">
          <draw:image xlink:href="Pictures/1000000000000127000000702B54B4A6.png" xlink:type="simple" xlink:show="embed" xlink:actuate="onLoad">
            <text:p/>
          </draw:image>
        </draw:frame>
        <draw:frame draw:style-name="gr1" draw:text-style-name="P2" draw:layer="layout" svg:width="18.499cm" svg:height="2.16cm" svg:x="1.101cm" svg:y="6.382cm">
          <draw:image xlink:href="Pictures/10000000000004EA00000093A562AF47.png" xlink:type="simple" xlink:show="embed" xlink:actuate="onLoad">
            <text:p/>
          </draw:image>
        </draw:frame>
        <draw:frame draw:style-name="gr1" draw:text-style-name="P2" draw:layer="layout" svg:width="18.49cm" svg:height="2.228cm" svg:x="1.11cm" svg:y="8.9cm">
          <draw:image xlink:href="Pictures/10000000000004ED00000098AC316032.png" xlink:type="simple" xlink:show="embed" xlink:actuate="onLoad">
            <text:p/>
          </draw:image>
        </draw:frame>
        <draw:frame draw:style-name="gr1" draw:text-style-name="P2" draw:layer="layout" svg:width="18.299cm" svg:height="2.439cm" svg:x="1.2cm" svg:y="11.4cm">
          <draw:image xlink:href="Pictures/10000000000004E4000000A7365D2A63.png" xlink:type="simple" xlink:show="embed" xlink:actuate="onLoad">
            <text:p/>
          </draw:image>
        </draw:frame>
        <draw:frame draw:style-name="gr8" draw:text-style-name="P8" draw:layer="layout" svg:width="13.5cm" svg:height="1.207cm" svg:x="6cm" svg:y="13.7cm">
          <draw:text-box>
            <text:p text:style-name="P7"><text:span text:style-name="T4"><text:s text:c="4"/></text:span><text:span text:style-name="T4">滴 <text:s/>答</text:span><text:span text:style-name="T5"> </text:span><text:span text:style-name="T4">滴 <text:s text:c="2"/>答 <text:s/>滴 <text:s/>答 <text:s/>滴 <text:s text:c="7"/>答 <text:s text:c="48"/>时 <text:s/>针 <text:s/>它 <text:s text:c="2"/>不 <text:s/>停 <text:s/>在 转</text:span></text:p>
            <text:p text:style-name="P7"><text:span text:style-name="T4"><text:s text:c="4"/></text:span><text:span text:style-name="T4">滴 <text:s/>答</text:span><text:span text:style-name="T5"> </text:span><text:span text:style-name="T4">滴 <text:s text:c="2"/>答 <text:s/>滴 <text:s/>答 <text:s/>滴 <text:s text:c="7"/>答 <text:s text:c="48"/>寂 <text:s/>寞 <text:s/>的 <text:s text:c="2"/>夜 <text:s/>和 <text:s/>谁 说</text:span></text:p>
          </draw:text-box>
        </draw:frame>
        <draw:frame draw:style-name="gr1" draw:text-style-name="P2" draw:layer="layout" svg:width="18.199cm" svg:height="2.459cm" svg:x="1.301cm" svg:y="14.8cm">
          <draw:image xlink:href="Pictures/10000000000004E2000000A96538BB44.png" xlink:type="simple" xlink:show="embed" xlink:actuate="onLoad">
            <text:p/>
          </draw:image>
        </draw:frame>
        <draw:frame draw:style-name="gr8" draw:text-style-name="P8" draw:layer="layout" svg:width="18cm" svg:height="1.207cm" svg:x="1.5cm" svg:y="17.1cm">
          <draw:text-box>
            <text:p text:style-name="P7"><text:span text:style-name="T4"><text:s text:c="3"/></text:span><text:span text:style-name="T4">动 <text:s text:c="45"/>滴 <text:s/>答</text:span><text:span text:style-name="T5"> </text:span><text:span text:style-name="T4">滴 <text:s text:c="2"/>答 <text:s/>滴 <text:s/>答 <text:s/>滴 <text:s text:c="7"/>答 <text:s text:c="48"/>小 <text:s/>雨 <text:s/>它 <text:s text:c="2"/>拍 打 <text:s text:c="2"/>着 水</text:span></text:p>
            <text:p text:style-name="P7"><text:span text:style-name="T4"><text:s text:c="3"/></text:span><text:span text:style-name="T4">话 <text:s text:c="45"/></text:span><text:span text:style-name="T4">滴 <text:s/>答</text:span><text:span text:style-name="T5"> </text:span><text:span text:style-name="T4">滴 <text:s text:c="2"/>答 <text:s/>滴 <text:s/>答 <text:s/>滴 <text:s text:c="7"/>答 <text:s text:c="48"/>伤 <text:s/>心 <text:s/>的 <text:s text:c="2"/>泪 儿 <text:s text:c="2"/>谁 来</text:span></text:p>
          </draw:text-box>
        </draw:frame>
        <draw:frame draw:style-name="gr1" draw:text-style-name="P2" draw:layer="layout" svg:width="18.299cm" svg:height="2.445cm" svg:x="1.301cm" svg:y="18.161cm">
          <draw:image xlink:href="Pictures/10000000000004E1000000A75BE6DA18.png" xlink:type="simple" xlink:show="embed" xlink:actuate="onLoad">
            <text:p/>
          </draw:image>
        </draw:frame>
        <draw:frame draw:style-name="gr8" draw:text-style-name="P8" draw:layer="layout" svg:width="18cm" svg:height="1.207cm" svg:x="1.5cm" svg:y="20.4cm">
          <draw:text-box>
            <text:p text:style-name="P7"><text:span text:style-name="T4"><text:s text:c="3"/></text:span><text:span text:style-name="T4">花 <text:s text:c="45"/>滴 <text:s/>答</text:span><text:span text:style-name="T5"> </text:span><text:span text:style-name="T4">滴 <text:s text:c="2"/>答 <text:s/>滴 <text:s/>答 <text:s/>滴 <text:s text:c="7"/>答 <text:s text:c="49"/>是 <text:s/>不 <text:s/>是 <text:s text:c="2"/>还 会 <text:s text:c="2"/>牵 挂 </text:span></text:p>
            <text:p text:style-name="P7"><text:span text:style-name="T4"><text:s text:c="3"/></text:span><text:span text:style-name="T4">擦 <text:s text:c="45"/></text:span><text:span text:style-name="T4">滴 <text:s/>答</text:span><text:span text:style-name="T5"> </text:span><text:span text:style-name="T4">滴 <text:s text:c="2"/>答 <text:s/>滴 <text:s/>答 <text:s/>滴 <text:s text:c="7"/>答 <text:s text:c="49"/>整 <text:s/>理 <text:s/>好 <text:s text:c="2"/>心 情 <text:s text:c="2"/>再 出</text:span></text:p>
          </draw:text-box>
        </draw:frame>
        <draw:frame draw:style-name="gr1" draw:text-style-name="P2" draw:layer="layout" svg:width="18.199cm" svg:height="2.345cm" svg:x="1.301cm" svg:y="21.4cm">
          <draw:image xlink:href="Pictures/10000000000004E1000000A1FB2EFF5E.png" xlink:type="simple" xlink:show="embed" xlink:actuate="onLoad">
            <text:p/>
          </draw:image>
        </draw:frame>
        <draw:frame draw:style-name="gr8" draw:text-style-name="P8" draw:layer="layout" svg:width="18cm" svg:height="1.207cm" svg:x="1.5cm" svg:y="23.601cm">
          <draw:text-box>
            <text:p text:style-name="P7"><text:span text:style-name="T4"><text:s text:c="3"/></text:span><text:span text:style-name="T4">他 <text:s text:c="45"/>滴 <text:s/>答</text:span><text:span text:style-name="T5"> </text:span><text:span text:style-name="T4">滴 <text:s text:c="2"/>答 <text:s/>滴 <text:s/>答 <text:s/>滴 <text:s text:c="7"/>答 <text:s text:c="49"/>有 <text:s/>几 滴 <text:s text:c="2"/>眼 泪 <text:s text:c="2"/>已 落 </text:span></text:p>
            <text:p text:style-name="P7"><text:span text:style-name="T4"><text:s text:c="3"/></text:span><text:span text:style-name="T4">发 <text:s text:c="45"/></text:span><text:span text:style-name="T4">滴 <text:s/>答</text:span><text:span text:style-name="T5"> </text:span><text:span text:style-name="T4">滴 <text:s text:c="2"/>答 <text:s/>滴 <text:s/>答 <text:s/>滴 <text:s text:c="7"/>答 <text:s text:c="49"/>还 <text:s/>会 有 <text:s text:c="2"/>人 把 <text:s text:c="2"/>你 牵</text:span></text:p>
          </draw:text-box>
        </draw:frame>
        <draw:frame draw:style-name="gr1" draw:text-style-name="P2" draw:layer="layout" svg:width="10.072cm" svg:height="2.447cm" svg:x="1.328cm" svg:y="24.653cm">
          <draw:image xlink:href="Pictures/10000000000002A7000000A51C8548D0.png" xlink:type="simple" xlink:show="embed" xlink:actuate="onLoad">
            <text:p/>
          </draw:image>
        </draw:frame>
        <draw:frame draw:style-name="gr8" draw:text-style-name="P8" draw:layer="layout" svg:width="18cm" svg:height="1.2cm" svg:x="1.5cm" svg:y="27.002cm">
          <draw:text-box>
            <text:p text:style-name="P7"><text:span text:style-name="T4"><text:s text:c="3"/></text:span><text:span text:style-name="T4">下 <text:s text:c="33"/></text:span></text:p>
            <text:p text:style-name="P7"><text:span text:style-name="T4"><text:s text:c="3"/></text:span><text:span text:style-name="T4">挂 <text:s text:c="33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微软雅黑2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1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划线无填充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4T19:54:15.468000000</meta:creation-date>
    <dc:date>2015-12-29T13:07:19.328000000</dc:date>
    <meta:editing-duration>PT1M42S</meta:editing-duration>
    <meta:editing-cycles>5</meta:editing-cycles>
    <meta:generator>捷速PDF编辑器/1.0.0.0$Windows_x86 LibreOffice_project/100$Build-0</meta:generator>
    <meta:document-statistic meta:object-count="22"/>
  </office:meta>
</office:document-meta>
</file>